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T1" style:family="text">
      <style:text-properties officeooo:rsid="0013cd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riusz Max Adamski</text:p>
      <text:p text:style-name="Standard">nr albumu 136674</text:p>
      <text:p text:style-name="Standard">Grupa 2, Informatyka WI</text:p>
      <text:p text:style-name="Standard"/>
      <text:p text:style-name="P1">Sources of Student Income</text:p>
      <text:p text:style-name="Standard"/>
      <text:p text:style-name="Standard">The table shows changes in the sources of student income over a ten-year period from 1988 to 1998 in the United Kingdom. Students represented in the table are aged under 26 and are in higher education.</text:p>
      <text:p text:style-name="Standard"/>
      <text:p text:style-name="Standard">The total student income fell from £4,395 in 1988 to £4,048 in 1992. Then sharply rose to £4,951 in 1995, and £5,575 in 1998.</text:p>
      <text:p text:style-name="Standard"/>
      <text:p text:style-name="Standard">Parental contributions have been steadily decreasing from 32% in 1988 to 16% in 1998. Grants remained constant at 38% from 1988 to 1992, but went down to 14% 1998. In contrast, student loans grew from 8% in 1992 to 24% in 1998. Student loans were not measured in 1988.</text:p>
      <text:p text:style-name="Standard"/>
      <text:p text:style-name="Standard">During the period of 1988 to 1992, there was a 3% decrease from 34% to 21% in other sources of income, but from 1992 to 1998 they sharply rose from 21% to 34%. Student earnings have increased as well. From 6% in 1988, they peaked at 14% in 1995, then slightly decreased to 12% in 1998.</text:p>
      <text:p text:style-name="Standard"/>
      <text:p text:style-name="Standard">In summary, the total student income has increased. It's main sources shifted from parental contributions and grants to student loans. Earnings, and other sources of income have also seen a significant increase.</text:p>
      <text:p text:style-name="Standard"/>
      <text:p text:style-name="Standard">197 wor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9T15:43:23.096793515</dc:date>
    <meta:editing-duration>PT5M13S</meta:editing-duration>
    <meta:editing-cycles>1</meta:editing-cycles>
    <meta:document-statistic meta:table-count="0" meta:image-count="0" meta:object-count="0" meta:page-count="1" meta:paragraph-count="10" meta:word-count="213" meta:character-count="1182" meta:non-whitespace-character-count="979"/>
    <meta:generator>LibreOffice/5.4.2.2.0$Linux_X86_64 LibreOffice_project/40m0$Build-2</meta:generator>
  </office:meta>
</office:document-meta>
</file>